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9900" draw:marker-start-width="0.358cm" draw:marker-end-width="0.358cm" draw:fill="none" draw:fill-color="#3e6585" draw:textarea-horizontal-align="justify" draw:textarea-vertical-align="middle" draw:auto-grow-height="false" fo:min-height="1.164cm" fo:min-width="0.91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ff9900" draw:marker-start-width="0.358cm" draw:marker-end-width="0.358cm" draw:fill="none" draw:textarea-horizontal-align="justify" draw:textarea-vertical-align="middle" draw:auto-grow-height="false" fo:min-height="1.75cm" fo:min-width="1.5cm" fo:padding-top="0.177cm" fo:padding-bottom="0.177cm" fo:padding-left="0.302cm" fo:padding-right="0.302cm"/>
    </style:style>
    <style:style style:name="gr3" style:family="graphic" style:parent-style-name="standard">
      <style:graphic-properties draw:stroke="none" draw:marker-start="" draw:fill="none" draw:textarea-horizontal-align="justify" draw:textarea-vertical-align="middle" draw:auto-grow-height="false" fo:min-height="1.15cm" fo:min-width="1.1cm"/>
    </style:style>
    <style:style style:name="gr4" style:family="graphic" style:parent-style-name="objectwithoutfill">
      <style:graphic-properties svg:stroke-width="0.053cm" svg:stroke-color="#3e658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85cm" fo:min-width="2.1cm"/>
    </style:style>
    <style:style style:name="gr6" style:family="graphic" style:parent-style-name="standard">
      <style:graphic-properties svg:stroke-width="0.106cm" svg:stroke-color="#ff9900" draw:marker-start-width="0.358cm" draw:marker-end-width="0.358cm" draw:fill="none" draw:fill-color="#3e6585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9900" draw:marker-start-width="0.358cm" draw:marker-end-width="0.358cm" draw:fill="none" draw:textarea-horizontal-align="justify" draw:textarea-vertical-align="middle" draw:auto-grow-height="false" fo:min-height="1.646cm" fo:min-width="1.396cm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15cm" fo:min-width="0.9cm"/>
    </style:style>
    <style:style style:name="gr9" style:family="graphic" style:parent-style-name="objectwithoutfill">
      <style:graphic-properties svg:stroke-width="0.053cm" svg:stroke-color="#3e6585" draw:marker-start="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53cm" svg:stroke-color="#3e6585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3e6585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5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5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3e6585"/>
      <style:paragraph-properties fo:text-align="center"/>
      <style:text-properties fo:color="#3e6585"/>
    </style:style>
    <style:style style:name="P3" style:family="paragraph">
      <loext:graphic-properties draw:fill="none"/>
      <style:paragraph-properties fo:text-align="center"/>
      <style:text-properties fo:color="#3e6585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3e6585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3e6585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cm" svg:height="2cm" svg:x="13cm" svg:y="7.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cm" svg:height="2cm" svg:x="9.7cm" svg:y="7.6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.6cm" svg:height="1.4cm" svg:x="13.2cm" svg:y="5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cm" svg:y1="6.4cm" svg:x2="14cm" svg:y2="7.5cm" draw:start-shape="id1" draw:start-glue-point="2" draw:end-shape="id2" svg:d="M14000 6400v1100" svg:viewBox="0 0 1 1101">
          <text:p/>
        </draw:connector>
        <draw:connector draw:style-name="gr4" draw:text-style-name="P4" draw:layer="layout" draw:line-skew="0.247cm" svg:x1="14cm" svg:y1="9.5cm" svg:x2="10.7cm" svg:y2="9.6cm" draw:start-shape="id2" draw:start-glue-point="8" draw:end-shape="id3" draw:end-glue-point="2" svg:d="M14000 9500v900h-3300v-800" svg:viewBox="0 0 3301 901">
          <text:p/>
        </draw:connector>
        <draw:connector draw:style-name="gr4" draw:text-style-name="P4" draw:layer="layout" svg:x1="10.7cm" svg:y1="7.6cm" svg:x2="13.293cm" svg:y2="7.793cm" draw:start-shape="id3" draw:start-glue-point="0" draw:end-shape="id2" draw:end-glue-point="5" svg:d="M10700 7600v-653h2593v846" svg:viewBox="0 0 2594 847">
          <text:p/>
        </draw:connector>
        <draw:custom-shape draw:style-name="gr5" draw:text-style-name="P3" xml:id="id4" draw:id="id4" draw:layer="layout" svg:width="2.6cm" svg:height="1.1cm" svg:x="12.7cm" svg:y="11.3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cm" svg:y1="9.5cm" svg:x2="14cm" svg:y2="11.3cm" draw:start-shape="id2" draw:start-glue-point="8" draw:end-shape="id4" draw:end-glue-point="0" svg:d="M14000 9500v1800" svg:viewBox="0 0 1 1801">
          <text:p/>
        </draw:connector>
        <draw:custom-shape draw:style-name="gr6" draw:text-style-name="P2" xml:id="id6" draw:id="id6" draw:layer="layout" svg:width="2cm" svg:height="2cm" svg:x="23.074cm" svg:y="7.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2cm" svg:height="2cm" svg:x="18.774cm" svg:y="7.6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1.6cm" svg:height="1.4cm" svg:x="23.274cm" svg:y="5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4.074cm" svg:y1="6.4cm" svg:x2="24.074cm" svg:y2="7.5cm" draw:start-shape="id5" draw:start-glue-point="2" draw:end-shape="id6" svg:d="M24074 6400v1100" svg:viewBox="0 0 1 1101">
          <text:p/>
        </draw:connector>
        <draw:connector draw:style-name="gr4" draw:text-style-name="P4" draw:layer="layout" svg:x1="19.774cm" svg:y1="7.6cm" svg:x2="21.3cm" svg:y2="6.9cm" draw:start-shape="id7" draw:start-glue-point="0" draw:end-shape="id8" draw:end-glue-point="3" svg:d="M19774 7600v-700h1526" svg:viewBox="0 0 1527 701">
          <text:p/>
        </draw:connector>
        <draw:custom-shape draw:style-name="gr5" draw:text-style-name="P3" xml:id="id9" draw:id="id9" draw:layer="layout" svg:width="2.6cm" svg:height="1.1cm" svg:x="22.774cm" svg:y="12.6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4.074cm" svg:y1="9.5cm" svg:x2="24.074cm" svg:y2="12.6cm" draw:start-shape="id6" draw:start-glue-point="8" draw:end-shape="id9" draw:end-glue-point="0" svg:d="M24074 9500v3100" svg:viewBox="0 0 1 3101">
          <text:p/>
        </draw:connector>
        <draw:custom-shape draw:style-name="gr8" draw:text-style-name="P4" xml:id="id10" draw:id="id10" draw:layer="layout" svg:width="1.4cm" svg:height="1.4cm" svg:x="19.1cm" svg:y="10.4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0.2cm" svg:y1="11.8cm" svg:x2="19.8cm" svg:y2="10.4cm">
          <text:p/>
        </draw:line>
        <draw:connector draw:style-name="gr4" draw:text-style-name="P4" draw:layer="layout" svg:x1="19.8cm" svg:y1="10.4cm" svg:x2="19.774cm" svg:y2="9.6cm" draw:start-shape="id10" draw:start-glue-point="0" draw:end-shape="id7" draw:end-glue-point="2" svg:d="M19800 10400v-373h-26v-427" svg:viewBox="0 0 27 801">
          <text:p/>
        </draw:connector>
        <draw:connector draw:style-name="gr4" draw:text-style-name="P4" draw:layer="layout" draw:line-skew="-0.5cm" svg:x1="24.074cm" svg:y1="9.5cm" svg:x2="20.2cm" svg:y2="11.8cm" draw:start-shape="id6" draw:start-glue-point="8" draw:end-shape="id11" draw:end-glue-point="2" svg:d="M24074 9500v2300h-3874" svg:viewBox="0 0 3875 2301">
          <text:p/>
        </draw:connector>
        <draw:connector draw:style-name="gr10" draw:text-style-name="P4" draw:layer="layout" draw:line-skew="-0.147cm 0cm -0.5cm" svg:x1="19.774cm" svg:y1="7.6cm" svg:x2="19.4cm" svg:y2="11.8cm" draw:start-shape="id7" draw:start-glue-point="0" draw:end-shape="id12" draw:end-glue-point="2" svg:d="M19774 7600v-700h-1553v4900h1179" svg:viewBox="0 0 1554 4901">
          <text:p/>
        </draw:connector>
        <draw:custom-shape draw:style-name="gr8" draw:text-style-name="P4" xml:id="id8" draw:id="id8" draw:layer="layout" svg:width="1.4cm" svg:height="1.4cm" svg:x="21.3cm" svg:y="6.2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2.7cm" svg:y1="6.9cm" svg:x2="23.367cm" svg:y2="7.793cm" draw:start-shape="id8" draw:start-glue-point="1" draw:end-shape="id6" draw:end-glue-point="5" svg:d="M22700 6900h667v893" svg:viewBox="0 0 668 894">
          <text:p/>
        </draw:connector>
        <draw:line draw:style-name="gr11" draw:text-style-name="P4" draw:layer="layout" svg:x1="21.3cm" svg:y1="6.9cm" svg:x2="22.7cm" svg:y2="6.5cm">
          <text:p/>
        </draw:line>
        <draw:custom-shape draw:style-name="gr12" draw:text-style-name="P4" xml:id="id12" draw:id="id12" draw:layer="layout" svg:width="0.4cm" svg:height="0.5cm" svg:x="19.2cm" svg:y="11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1" draw:id="id11" draw:layer="layout" svg:width="0.4cm" svg:height="0.5cm" svg:x="20cm" svg:y="11.3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0.714cm" svg:height="0.962cm" svg:x="21.7cm" svg:y="6.6cm">
          <draw:text-box>
            <text:p><text:span text:style-name="T1">r</text:span></text:p>
          </draw:text-box>
        </draw:frame>
        <draw:frame draw:style-name="gr14" draw:text-style-name="P5" draw:layer="layout" svg:width="0.82cm" svg:height="0.962cm" svg:x="19.18cm" svg:y="10.638cm">
          <draw:text-box>
            <text:p><text:span text:style-name="T1">z</text:span></text:p>
          </draw:text-box>
        </draw:frame>
        <draw:frame draw:style-name="gr15" draw:text-style-name="P6" draw:layer="layout" svg:width="7.026cm" svg:height="1.038cm" svg:x="8.9cm" svg:y="3.9cm">
          <draw:text-box>
            <text:p><text:span text:style-name="T2">Simple recurrent unit</text:span></text:p>
          </draw:text-box>
        </draw:frame>
        <draw:frame draw:style-name="gr16" draw:text-style-name="P6" draw:layer="layout" svg:width="9.036cm" svg:height="1.038cm" svg:x="17.1cm" svg:y="3.9cm">
          <draw:text-box>
            <text:p><text:span text:style-name="T2">Gated recurrent unit (GRU)</text:span></text:p>
          </draw:text-box>
        </draw:frame>
        <draw:custom-shape draw:style-name="gr6" draw:text-style-name="P2" xml:id="id14" draw:id="id14" draw:layer="layout" svg:width="2cm" svg:height="2cm" svg:x="4.2cm" svg:y="7.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1.6cm" svg:height="1.4cm" svg:x="4.4cm" svg:y="5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2cm" svg:y1="6.4cm" svg:x2="5.2cm" svg:y2="7.5cm" draw:start-shape="id13" draw:start-glue-point="2" draw:end-shape="id14" svg:d="M5200 6400v1100" svg:viewBox="0 0 1 1101">
          <text:p/>
        </draw:connector>
        <draw:custom-shape draw:style-name="gr5" draw:text-style-name="P3" xml:id="id15" draw:id="id15" draw:layer="layout" svg:width="2.6cm" svg:height="1.1cm" svg:x="3.9cm" svg:y="11.3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2cm" svg:y1="9.5cm" svg:x2="5.2cm" svg:y2="11.3cm" draw:start-shape="id14" draw:start-glue-point="8" draw:end-shape="id15" draw:end-glue-point="0" svg:d="M5200 9500v1800" svg:viewBox="0 0 1 1801">
          <text:p/>
        </draw:connector>
        <draw:frame draw:style-name="gr17" draw:text-style-name="P6" draw:layer="layout" svg:width="6.1cm" svg:height="1.038cm" svg:x="1.9cm" svg:y="3.9cm">
          <draw:text-box>
            <text:p><text:span text:style-name="T2">Feed-forward un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2:02:00.464700783</meta:creation-date>
    <dc:date>2017-08-24T13:56:24.270528538</dc:date>
    <meta:editing-duration>PT45M32S</meta:editing-duration>
    <meta:editing-cycles>10</meta:editing-cycles>
    <meta:generator>LibreOffice/5.1.6.2$Linux_X86_64 LibreOffice_project/10m0$Build-2</meta:generator>
    <meta:document-statistic meta:object-count="35"/>
  </office:meta>
</office:document-meta>
</file>